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66cm"/>
    </style:style>
    <style:style style:name="Tableau1.B" style:family="table-column">
      <style:table-column-properties style:column-width="13.34cm"/>
    </style:style>
    <style:style style:name="Tableau1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431cm"/>
    </style:style>
    <style:style style:name="Tableau2.B" style:family="table-column">
      <style:table-column-properties style:column-width="5.369cm"/>
    </style:style>
    <style:style style:name="Tableau2.C" style:family="table-column">
      <style:table-column-properties style:column-width="8.2cm"/>
    </style:style>
    <style:style style:name="Tableau2.A1" style:family="table-cell">
      <style:table-cell-properties style:vertical-align="middle" fo:padding="0.049cm" fo:border="none"/>
    </style:style>
    <style:style style:name="Tableau2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6" style:family="table">
      <style:table-properties style:width="17cm" table:align="left"/>
    </style:style>
    <style:style style:name="Tableau6.A" style:family="table-column">
      <style:table-column-properties style:column-width="3.164cm"/>
    </style:style>
    <style:style style:name="Tableau6.B" style:family="table-column">
      <style:table-column-properties style:column-width="2.344cm"/>
    </style:style>
    <style:style style:name="Tableau6.C" style:family="table-column">
      <style:table-column-properties style:column-width="11.492cm"/>
    </style:style>
    <style:style style:name="Tableau6.A1" style:family="table-cell">
      <style:table-cell-properties style:vertical-align="middle" fo:padding="0.049cm" fo:border="none"/>
    </style:style>
    <style:style style:name="Tableau6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4" style:family="table">
      <style:table-properties style:width="14.573cm" table:align="left"/>
    </style:style>
    <style:style style:name="Tableau4.A" style:family="table-column">
      <style:table-column-properties style:column-width="2.992cm"/>
    </style:style>
    <style:style style:name="Tableau4.B" style:family="table-column">
      <style:table-column-properties style:column-width="11.582cm"/>
    </style:style>
    <style:style style:name="Tableau4.A1" style:family="table-cell">
      <style:table-cell-properties style:vertical-align="middle" fo:padding="0.049cm" fo:border="none"/>
    </style:style>
    <style:style style:name="Tableau4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3.291cm"/>
    </style:style>
    <style:style style:name="Tableau5.B" style:family="table-column">
      <style:table-column-properties style:column-width="13.709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 fo:font-size="2pt" style:font-size-asian="2pt" style:font-size-complex="2pt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>
      <style:paragraph-properties fo:margin-top="0cm" fo:margin-bottom="0.499cm" loext:contextual-spacing="false"/>
      <style:text-properties style:font-name="Arial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Arial" officeooo:rsid="0021b893" officeooo:paragraph-rsid="0021b893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Arial" officeooo:rsid="0022e4fe" officeooo:paragraph-rsid="0022e4fe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Arial" officeooo:paragraph-rsid="003106fe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106fe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6674a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Arial" officeooo:rsid="0033f164" officeooo:paragraph-rsid="0033f164"/>
    </style:style>
    <style:style style:name="P11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4bc53"/>
    </style:style>
    <style:style style:name="P12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78e1c"/>
    </style:style>
    <style:style style:name="P13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style:font-name="Arial" officeooo:rsid="0036674a" officeooo:paragraph-rsid="0036674a"/>
    </style:style>
    <style:style style:name="P14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78e1c"/>
    </style:style>
    <style:style style:name="P15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a1794"/>
    </style:style>
    <style:style style:name="P16" style:family="paragraph" style:parent-style-name="Table_20_Contents">
      <style:paragraph-properties fo:margin-top="0cm" fo:margin-bottom="0.499cm" loext:contextual-spacing="false"/>
      <style:text-properties style:font-name="Arial" officeooo:rsid="002beb5b" officeooo:paragraph-rsid="003a1794"/>
    </style:style>
    <style:style style:name="P17" style:family="paragraph" style:parent-style-name="Table_20_Contents">
      <style:paragraph-properties fo:margin-top="0cm" fo:margin-bottom="0.499cm" loext:contextual-spacing="false"/>
      <style:text-properties officeooo:paragraph-rsid="003106fe"/>
    </style:style>
    <style:style style:name="P18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officeooo:paragraph-rsid="003106fe"/>
    </style:style>
    <style:style style:name="P19" style:family="paragraph" style:parent-style-name="Table_20_Contents">
      <style:paragraph-properties fo:margin-top="0cm" fo:margin-bottom="0.499cm" loext:contextual-spacing="false"/>
      <style:text-properties officeooo:paragraph-rsid="0033f164"/>
    </style:style>
    <style:style style:name="P20" style:family="paragraph" style:parent-style-name="Table_20_Contents">
      <style:paragraph-properties fo:margin-top="0cm" fo:margin-bottom="0.499cm" loext:contextual-spacing="false"/>
      <style:text-properties officeooo:paragraph-rsid="0034bc53"/>
    </style:style>
    <style:style style:name="P21" style:family="paragraph" style:parent-style-name="Text_20_body">
      <style:paragraph-properties fo:margin-top="0cm" fo:margin-bottom="0.499cm" loext:contextual-spacing="false"/>
      <style:text-properties style:font-name="Arial"/>
    </style:style>
    <style:style style:name="P22" style:family="paragraph" style:parent-style-name="Text_20_body">
      <style:text-properties officeooo:paragraph-rsid="003a1794"/>
    </style:style>
    <style:style style:name="P23" style:family="paragraph" style:parent-style-name="Table_20_Contents">
      <style:paragraph-properties fo:margin-top="0cm" fo:margin-bottom="0.499cm" loext:contextual-spacing="false"/>
      <style:text-properties officeooo:paragraph-rsid="003e9107"/>
    </style:style>
    <style:style style:name="P24" style:family="paragraph" style:parent-style-name="Heading_20_2">
      <style:text-properties style:font-name="Arial"/>
    </style:style>
    <style:style style:name="P25" style:family="paragraph" style:parent-style-name="Heading_20_2">
      <style:text-properties style:font-name="Arial" officeooo:rsid="003106fe" officeooo:paragraph-rsid="003106fe"/>
    </style:style>
    <style:style style:name="P26" style:family="paragraph" style:parent-style-name="Heading_20_2">
      <style:text-properties style:font-name="Arial" fo:font-size="2pt" officeooo:paragraph-rsid="003376a5" style:font-size-asian="2pt" style:font-size-complex="2pt"/>
    </style:style>
    <style:style style:name="P27" style:family="paragraph" style:parent-style-name="Heading_20_2">
      <style:text-properties style:font-name="Arial" officeooo:rsid="0033f164" officeooo:paragraph-rsid="0033f164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16pt" officeooo:rsid="00378e1c" style:font-size-asian="16pt" style:font-size-complex="16pt"/>
    </style:style>
    <style:style style:name="T4" style:family="text">
      <style:text-properties style:font-name="Arial" officeooo:rsid="003106fe"/>
    </style:style>
    <style:style style:name="T5" style:family="text">
      <style:text-properties style:font-name="Arial" officeooo:rsid="003376a5"/>
    </style:style>
    <style:style style:name="T6" style:family="text">
      <style:text-properties style:font-name="Arial" officeooo:rsid="0033f164"/>
    </style:style>
    <style:style style:name="T7" style:family="text">
      <style:text-properties style:font-name="Arial" officeooo:rsid="0034bc53"/>
    </style:style>
    <style:style style:name="T8" style:family="text">
      <style:text-properties style:font-name="Arial" officeooo:rsid="003e9107"/>
    </style:style>
    <style:style style:name="T9" style:family="text">
      <style:text-properties officeooo:rsid="0021b893"/>
    </style:style>
    <style:style style:name="T10" style:family="text">
      <style:text-properties officeooo:rsid="003106fe"/>
    </style:style>
    <style:style style:name="T11" style:family="text">
      <style:text-properties officeooo:rsid="0031cc25"/>
    </style:style>
    <style:style style:name="T12" style:family="text">
      <style:text-properties officeooo:rsid="0036674a"/>
    </style:style>
    <style:style style:name="T13" style:family="text">
      <style:text-properties officeooo:rsid="00378e1c"/>
    </style:style>
    <style:style style:name="T14" style:family="text">
      <style:text-properties officeooo:rsid="003caa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><text:bookmark text:name="r-2157916"/>Identification</text:h>
      <text:p text:style-name="P2"><text:bookmark text:name="r-2157404"/><text:bookmark text:name="r-2157403"/><text:bookmark text:name="r-2157367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<text:bookmark text:name="r-2157366"/><text:span text:style-name="Strong_20_Emphasis"><text:span text:style-name="T4">Number</text:span></text:span></text:p>
          </table:table-cell>
          <table:table-cell table:style-name="Tableau1.A1" office:value-type="string">
            <text:p text:style-name="P13">1</text:p>
          </table:table-cell>
        </table:table-row>
        <table:table-row>
          <table:table-cell table:style-name="Tableau1.A8" office:value-type="string">
            <text:p text:style-name="P17"><text:bookmark text:name="r-2157371"/><text:span text:style-name="Strong_20_Emphasis"><text:span text:style-name="T4">Name</text:span></text:span></text:p>
          </table:table-cell>
          <table:table-cell table:style-name="Tableau1.B8" office:value-type="string">
            <text:p text:style-name="P7"><text:span text:style-name="T10">Consult posts</text:span> <text:span text:style-name="T12">list </text:span>(package « <text:span text:style-name="T12">post</text:span> <text:s/>»)<text:bookmark text:name="r-2157377"/><text:bookmark text:name="r-2157374"/></text:p>
          </table:table-cell>
        </table:table-row>
        <table:table-row>
          <table:table-cell table:style-name="Tableau1.A1" office:value-type="string">
            <text:p text:style-name="P3"><text:span text:style-name="Strong_20_Emphasis"><text:span text:style-name="T4">Actor</text:span></text:span><text:span text:style-name="Strong_20_Emphasis"><text:span text:style-name="T1">(s)</text:span></text:span><text:bookmark text:name="r-2157376"/></text:p>
          </table:table-cell>
          <table:table-cell table:style-name="Tableau1.A1" office:value-type="string">
            <text:p text:style-name="P8"><text:bookmark text:name="r-2157382"/><text:bookmark text:name="r-2157379"/>Administrator, <text:span text:style-name="T12">Visitor</text:span></text:p>
          </table:table-cell>
        </table:table-row>
        <table:table-row>
          <table:table-cell table:style-name="Tableau1.A8" office:value-type="string">
            <text:p text:style-name="P17"><text:span text:style-name="Strong_20_Emphasis"><text:span text:style-name="T4">Quick description</text:span></text:span></text:p>
          </table:table-cell>
          <table:table-cell table:style-name="Tableau1.B8" office:value-type="string">
            <text:p text:style-name="P5"><text:span text:style-name="T12">Display all the posts with title and succint resume </text:span><text:s/></text:p>
          </table:table-cell>
        </table:table-row>
        <table:table-row>
          <table:table-cell table:style-name="Tableau1.A1" office:value-type="string">
            <text:p text:style-name="P17"><text:bookmark text:name="r-2157386"/><text:span text:style-name="Strong_20_Emphasis"><text:span text:style-name="T4">Author</text:span></text:span></text:p>
          </table:table-cell>
          <table:table-cell table:style-name="Tableau1.A1" office:value-type="string">
            <text:p text:style-name="P8">Romain</text:p>
          </table:table-cell>
        </table:table-row>
        <table:table-row>
          <table:table-cell table:style-name="Tableau1.A8" office:value-type="string">
            <text:p text:style-name="P3"><text:bookmark text:name="r-2157388"/><text:span text:style-name="Strong_20_Emphasis"><text:span text:style-name="T1">Date(s)</text:span></text:span><text:bookmark text:name="r-2157391"/></text:p>
          </table:table-cell>
          <table:table-cell table:style-name="Tableau1.B8" office:value-type="string">
            <text:p text:style-name="P4"><text:span text:style-name="T11">14</text:span>/<text:span text:style-name="T9">03</text:span>/201<text:span text:style-name="T11">8</text:span> (<text:span text:style-name="T11">first draft</text:span>)<text:bookmark text:name="r-2157397"/><text:bookmark text:name="r-2157394"/></text:p>
          </table:table-cell>
        </table:table-row>
        <table:table-row>
          <table:table-cell table:style-name="Tableau1.A1" office:value-type="string">
            <text:p text:style-name="P3"><text:bookmark text:name="r-2157393"/><text:span text:style-name="Strong_20_Emphasis"><text:span text:style-name="T1">Pr</text:span></text:span><text:span text:style-name="Strong_20_Emphasis"><text:span text:style-name="T4">e</text:span></text:span><text:span text:style-name="Strong_20_Emphasis"><text:span text:style-name="T1">conditions</text:span></text:span><text:bookmark text:name="r-2157396"/></text:p>
          </table:table-cell>
          <table:table-cell table:style-name="Tableau1.A1" office:value-type="string">
            <text:p text:style-name="P6">None</text:p>
          </table:table-cell>
        </table:table-row>
        <table:table-row>
          <table:table-cell table:style-name="Tableau1.A8" office:value-type="string">
            <text:p text:style-name="P20"><text:span text:style-name="Strong_20_Emphasis"><text:span text:style-name="T7">Start</text:span></text:span></text:p>
          </table:table-cell>
          <table:table-cell table:style-name="Tableau1.B8" office:value-type="string">
            <text:p text:style-name="P11"><text:span text:style-name="T12">Actor</text:span> <text:span text:style-name="T12">ask for the</text:span> « <text:span text:style-name="T12">blog » page via the menu</text:span></text:p>
          </table:table-cell>
        </table:table-row>
      </table:table>
      <text:h text:style-name="P25" text:outline-level="2">Dialogue: the nominal scenario</text:h>
      <text:p text:style-name="P2"><text:bookmark text:name="r-2157461"/><text:bookmark text:name="r-2157460"/><text:bookmark text:name="r-215741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<text:span text:style-name="Strong_20_Emphasis"><text:span text:style-name="T1">Sc</text:span></text:span><text:span text:style-name="Strong_20_Emphasis"><text:span text:style-name="T5">e</text:span></text:span><text:span text:style-name="Strong_20_Emphasis"><text:span text:style-name="T1">nario</text:span></text:span><text:bookmark text:name="r-2157408"/><text:span text:style-name="Strong_20_Emphasis"><text:span text:style-name="T1"> </text:span></text:span><text:span text:style-name="Strong_20_Emphasis"><text:span text:style-name="T4">step</text:span></text:span></text:p>
          </table:table-cell>
          <table:table-cell table:style-name="Tableau2.A1" office:value-type="string">
            <text:p text:style-name="P9"><text:span text:style-name="Strong_20_Emphasis"><text:span text:style-name="T12">Actor</text:span></text:span></text:p>
          </table:table-cell>
          <table:table-cell table:style-name="Tableau2.A1" office:value-type="string">
            <text:p text:style-name="P17"><text:bookmark text:name="r-2157417"/><text:bookmark text:name="r-2157413"/><text:span text:style-name="Strong_20_Emphasis"><text:span text:style-name="T4">System</text:span></text:span></text:p>
          </table:table-cell>
        </table:table-row>
        <table:table-row>
          <table:table-cell table:style-name="Tableau2.A2" office:value-type="string">
            <text:p text:style-name="P4"><text:bookmark text:name="r-2157412"/>1.<text:bookmark text:name="r-2157414"/>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2"><text:s/><text:span text:style-name="T12">Display « blog » pages. Posts are sorted in descending chronological order (from newest to oldest).</text:span></text:p>
          </table:table-cell>
        </table:table-row>
      </table:table>
      <text:h text:style-name="P26" text:outline-level="2"/>
      <text:p text:style-name="Text_20_body"><text:span text:style-name="Strong_20_Emphasis"/></text:p>
      <text:p text:style-name="P22"><text:bookmark text:name="r-2157569"/><text:span text:style-name="Strong_20_Emphasis"><text:span text:style-name="T2">Exception E1 : </text:span></text:span><text:span text:style-name="Strong_20_Emphasis"><text:span text:style-name="T3">There is no post to display</text:span></text:span></text:p>
      <text:p text:style-name="P2"><text:bookmark text:name="r-2157771"/><text:bookmark text:name="r-2157770"/><text:bookmark text:name="r-2157757"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23"><text:bookmark text:name="r-2157754"/><text:span text:style-name="Strong_20_Emphasis"><text:span text:style-name="T1">Sc</text:span></text:span><text:span text:style-name="Strong_20_Emphasis"><text:span text:style-name="T5">e</text:span></text:span><text:span text:style-name="Strong_20_Emphasis"><text:span text:style-name="T1">nario</text:span></text:span><text:bookmark text:name="r-21574081"/><text:span text:style-name="Strong_20_Emphasis"><text:span text:style-name="T1"> </text:span></text:span><text:span text:style-name="Strong_20_Emphasis"><text:span text:style-name="T4">step</text:span></text:span></text:p>
          </table:table-cell>
          <table:table-cell table:style-name="Tableau6.A1" office:value-type="string">
            <text:p text:style-name="P23"><text:bookmark text:name="r-2157756"/><text:span text:style-name="Strong_20_Emphasis"><text:span text:style-name="T8">Actor</text:span></text:span></text:p>
          </table:table-cell>
          <table:table-cell table:style-name="Tableau6.A1" office:value-type="string">
            <text:p text:style-name="P23"><text:bookmark text:name="r-2157763"/><text:bookmark text:name="r-2157759"/><text:span text:style-name="Strong_20_Emphasis"><text:span text:style-name="T8">System</text:span></text:span></text:p>
          </table:table-cell>
        </table:table-row>
        <table:table-row>
          <table:table-cell table:style-name="Tableau6.A2" office:value-type="string">
            <text:p text:style-name="P4"><text:span text:style-name="T13">1.</text:span>1<text:bookmark text:name="r-2157760"/></text:p>
          </table:table-cell>
          <table:table-cell table:style-name="Tableau6.A2" office:value-type="string">
            <text:p text:style-name="P4"><text:bookmark text:name="r-2157762"/></text:p>
          </table:table-cell>
          <table:table-cell table:style-name="Tableau6.A2" office:value-type="string">
            <text:p text:style-name="P15">Throw the error message « Il n’y a pas encore d’articles publiés »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 text:name="r-2157509"/><text:bookmark text:name="r-2157628"/><text:bookmark text:name="r-2157627"/><text:bookmark text:name="r-2157621"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9"><text:bookmark text:name="r-2157620"/><text:span text:style-name="Strong_20_Emphasis"><text:span text:style-name="T6">End</text:span></text:span></text:p>
          </table:table-cell>
          <table:table-cell table:style-name="Tableau4.A1" office:value-type="string">
            <text:p text:style-name="P14">At point 1 (page displayed)</text:p>
            <text:p text:style-name="P16"><text:span text:style-name="T14">E</text:span>xception : <text:span text:style-name="T13">At point 1 (error diplayed)</text:span></text:p>
          </table:table-cell>
        </table:table-row>
        <table:table-row>
          <table:table-cell table:style-name="Tableau4.A2" office:value-type="string">
            <text:p text:style-name="P3"><text:bookmark text:name="r-2157622"/><text:span text:style-name="Strong_20_Emphasis"><text:span text:style-name="T1">Postconditions</text:span></text:span><text:bookmark text:name="r-2157625"/></text:p>
          </table:table-cell>
          <table:table-cell table:style-name="Tableau4.A2" office:value-type="string">
            <text:p text:style-name="P21"><text:span text:style-name="T12">None</text:span> </text:p>
          </table:table-cell>
        </table:table-row>
      </table:table>
      <text:h text:style-name="P27" text:outline-level="2"><text:soft-page-break/>Complements</text:h>
      <text:p text:style-name="P2"><text:bookmark text:name="r-2157649"/><text:bookmark text:name="r-2157648"/><text:bookmark text:name="r-2157635"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0">Ergonomics</text:p>
          </table:table-cell>
          <table:table-cell table:style-name="Tableau5.A1" office:value-type="string">
            <text:p text:style-name="P14">5 posts per page. Numerotation at the bottom of the section if needed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40:36.593000000</meta:creation-date>
    <dc:date>2018-03-15T15:51:04.970000000</dc:date>
    <meta:editing-duration>PT1H43M1S</meta:editing-duration>
    <meta:editing-cycles>23</meta:editing-cycles>
    <meta:generator>LibreOffice/5.1.5.2$Windows_x86 LibreOffice_project/7a864d8825610a8c07cfc3bc01dd4fce6a9447e5</meta:generator>
    <meta:document-statistic meta:table-count="5" meta:image-count="0" meta:object-count="0" meta:page-count="2" meta:paragraph-count="37" meta:word-count="127" meta:character-count="742" meta:non-whitespace-character-count="647"/>
  </office:meta>
</office:document-meta>
</file>